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2" style:family="paragraph">
      <style:paragraph-properties fo:line-height="100.00%" fo:text-align="justify">
        <style:tab-stops>
          <style:tab-stop style:position="49.10pt"/>
        </style:tab-stops>
      </style:paragraph-properties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>
        <style:tab-stops>
          <style:tab-stop style:position="49.10pt"/>
        </style:tab-stops>
      </style:paragraph-properties>
    </style:style>
    <style:style style:name="P5" style:family="paragraph">
      <style:paragraph-properties fo:line-height="100.00%" fo:text-align="justify">
        <style:tab-stops>
          <style:tab-stop style:position="67.10pt"/>
        </style:tab-stops>
      </style:paragraph-properties>
    </style:style>
  </office:automatic-styles>
  <office:body>
    <office:text>
      <text:p text:style-name="P1"><text:span text:style-name="T1">Варіант<text:s/></text:span><text:span text:style-name="T2">№</text:span><text:span text:style-name="T3">37.<text:line-break/></text:span><text:span text:style-name="T4"/></text:p>
      <text:list text:style-name="L2">
        <text:list-item>
          <text:p text:style-name="P2"><text:span text:style-name="T5">В скрині 9 чорних, 10 білих, 13 червоних, 16 зелених куль. Яку найменшу кількість куль треба узяти, щоб серед них (обов’язково) було 12 куль одного кольору?<text:line-break/></text:span><text:span text:style-name="T6"/></text:p>
        </text:list-item>
        <text:list-item>
          <text:p text:style-name="P2"><text:span text:style-name="T7">Скільки існує різних способів роздати а</text:span><text:span text:style-name="T8">1</text:span><text:span text:style-name="T9"><text:s/>троянд, а</text:span><text:span text:style-name="T10">2</text:span><text:span text:style-name="T11"><text:s/>гвоздик, а</text:span><text:span text:style-name="T12">3</text:span><text:span text:style-name="T13"><text:s/>волошок n дівчатам?<text:line-break/></text:span><text:span text:style-name="T14"/></text:p>
        </text:list-item>
        <text:list-item>
          <text:p text:style-name="P2"><text:span text:style-name="T15">Компанiя, що складається з 10 подружнiх пар, розбивається на 5 груп по 4 людини для прогулянки на човнах. Скiлькома способами можна розбити компанію так, щоб в одному човнi були 2 чоловiкiв та 2 жiнок? <text:line-break/></text:span><text:span text:style-name="T16"/></text:p>
        </text:list-item>
        <text:list-item>
          <text:p text:style-name="P2"><text:span text:style-name="T17">Знайти суму 4-значних чисел, які можна отримати перестановкою цифр 1, 2, 3, 4.<text:line-break/></text:span><text:span text:style-name="T18"/></text:p>
        </text:list-item>
        <text:list-item>
          <text:p text:style-name="P2"><text:span text:style-name="T19">Скільки існує n-значних десяткових чисел,<text:line-break/></text:span><text:span text:style-name="T20"><text:s text:c="10"/>(</text:span><text:span text:style-name="T21">а) які починаються із двох однакових цифр;<text:line-break/></text:span><text:span text:style-name="T22"><text:s text:c="11"/>(</text:span><text:span text:style-name="T23">б) у яких сусідні цифри різні;<text:line-break/></text:span><text:span text:style-name="T24"><text:s text:c="10"/>(</text:span><text:span text:style-name="T25">в) усі цифри яких непарні;<text:line-break/></text:span><text:span text:style-name="T26"><text:s text:c="11"/>(</text:span><text:span text:style-name="T27">г) у запису яких є принаймні одна непарна цифра;<text:line-break/></text:span><text:span text:style-name="T28"><text:s text:c="11"/>(</text:span><text:span text:style-name="T29">д) у запису яких немає цифри 1;<text:line-break/></text:span><text:span text:style-name="T30"><text:s text:c="8"/>(</text:span><text:span text:style-name="T31">е) у запису яких обов'язково є цифра 2?<text:line-break/></text:span><text:span text:style-name="T32"><text:s text:c="10"/>(</text:span><text:span text:style-name="T33">є) усі цифри яких різні.<text:line-break/></text:span><text:span text:style-name="T34"/></text:p>
        </text:list-item>
        <text:list-item>
          <text:p text:style-name="P2"><text:span text:style-name="T35">Визначити, скільки різних натуральних дільників має число q = 2</text:span><text:span text:style-name="T36">101</text:span><text:span text:style-name="T37"><text:s/></text:span><text:span text:style-name="T38">⋅</text:span><text:span text:style-name="T39"><text:s/>3</text:span><text:span text:style-name="T40">415</text:span><text:span text:style-name="T41"><text:s/></text:span><text:span text:style-name="T42">⋅</text:span><text:span text:style-name="T43"><text:s/>7</text:span><text:span text:style-name="T44">202</text:span><text:span text:style-name="T45">.<text:line-break/></text:span><text:span text:style-name="T46"/></text:p>
        </text:list-item>
        <text:list-item>
          <text:p text:style-name="P2"><text:span text:style-name="T47">Скiльки рiзних браслетiв можна скласти з 6 однакових смарагдiв, 7 однакових рубiнiв i 8 однакових сапфирiв. До браслету входять всi 21 каменiв.<text:line-break/></text:span><text:span text:style-name="T48"/></text:p>
        </text:list-item>
        <text:list-item>
          <text:p text:style-name="P2"><text:span text:style-name="T49">Нехай множина A містить s елементів, а множина B<text:s/></text:span><text:span text:style-name="T50">–</text:span><text:span text:style-name="T51"><text:s/>t<text:s/></text:span><text:span text:style-name="T52">елементів. Визначити кількість: <text:line-break/></text:span><text:span text:style-name="T53"><text:s text:c="12"/>(</text:span><text:span text:style-name="T54">а) відповідностей (тобто довільних підмножин декартового добутку A<text:s/></text:span><text:span text:style-name="T55">× B); <text:line-break/></text:span><text:span text:style-name="T56"><text:s text:c="8"/>(</text:span><text:span text:style-name="T57">б) усюди визначених відповідностей (у них повний образ C(a) довільного елемента a</text:span><text:span text:style-name="T58">∈</text:span><text:span text:style-name="T59">A<text:s/></text:span><text:span text:style-name="T60">непорожній); <text:line-break/></text:span><text:span text:style-name="T61"><text:s text:c="11"/>(</text:span><text:span text:style-name="T62">в) функціональних відповідностей між множинами A та B.</text:span></text:p>
        </text:list-item>
        <text:list-item>
          <text:p text:style-name="P2"><text:span text:style-name="T63"><text:line-break/></text:span><text:span text:style-name="T64">Нехай множина M містить k елементів. Визначити кількість:<text:line-break/></text:span><text:span text:style-name="T65"><text:s text:c="12"/>(</text:span><text:span text:style-name="T66">а) відношень (тобто довільних підмножин декартового добутку M<text:s/></text:span><text:span text:style-name="T67">× M);<text:line-break/></text:span><text:span text:style-name="T68"><text:s text:c="12"/>(</text:span><text:span text:style-name="T69">б) рефлексивних відношень на множині M.<text:line-break/></text:span><text:span text:style-name="T70"/></text:p>
        </text:list-item>
        <text:list-item>
          <text:p text:style-name="P2"><text:span text:style-name="T71">У групі 28 студентів. Із них 16 відвідують семінар А , 12<text:s/></text:span><text:span text:style-name="T72">–</text:span><text:span text:style-name="T73"><text:s/></text:span><text:span text:style-name="T74">семінар Б , а 7 студентів не відвідують жодного семінару.<text:line-break/></text:span><text:span text:style-name="T75"><text:s text:c="10"/>(</text:span><text:span text:style-name="T76">а) Скільки студентів відвідують семінари А та Б ?<text:line-break/></text:span><text:span text:style-name="T77"><text:s text:c="10"/>(</text:span><text:span text:style-name="T78">б) Скільки студентів відвідують лише семінар А ?<text:line-break/></text:span><text:span text:style-name="T79"/></text:p>
        </text:list-item>
        <text:list-item>
          <text:p text:style-name="P2"><text:span text:style-name="T80">Обстеження читацьких смаків студентів показало, що 65 % студентів читають журнал А , 45 %<text:s/></text:span><text:span text:style-name="T81">–</text:span><text:span text:style-name="T82"><text:s/></text:span><text:span text:style-name="T83">журнал Б , 50 %<text:s/></text:span><text:span text:style-name="T84">–</text:span><text:span text:style-name="T85"><text:s/></text:span><text:span text:style-name="T86">журнал В , 30 %<text:s/></text:span><text:span text:style-name="T87">–</text:span><text:span text:style-name="T88"><text:s/></text:span><text:span text:style-name="T89">журнали А та Б , 20 %<text:s/></text:span><text:span text:style-name="T90">–</text:span><text:span text:style-name="T91"><text:s/></text:span><text:span text:style-name="T92">журнали Б і В , 40 %<text:s/></text:span><text:span text:style-name="T93">–</text:span><text:span text:style-name="T94"><text:s/></text:span><text:span text:style-name="T95">журнали А та В , 10 %<text:s/></text:span><text:span text:style-name="T96">–</text:span><text:span text:style-name="T97"><text:s/></text:span><text:span text:style-name="T98">журнали А , Б і В . Скільки відсотків студентів:<text:line-break/></text:span><text:span text:style-name="T99"><text:s text:c="10"/>(</text:span><text:span text:style-name="T100">а) читають принаймні один журнал;<text:line-break/></text:span><text:span text:style-name="T101"><text:s text:c="8"/>(</text:span><text:span text:style-name="T102">б) не читають жодного з журналів;<text:line-break/></text:span><text:span text:style-name="T103"><text:s text:c="9"/>(</text:span><text:span text:style-name="T104">в) читають точно два журнали;<text:line-break/></text:span><text:span text:style-name="T105"><text:s text:c="8"/>(</text:span><text:span text:style-name="T106">г) читають не менше двох журналів?<text:line-break/></text:span><text:span text:style-name="T107"/></text:p>
        </text:list-item>
        <text:list-item>
          <text:p text:style-name="P2"><text:span text:style-name="T108">Знайти кількість простих чисел, що не перевищують 130.<text:line-break/></text:span><text:span text:style-name="T109"/></text:p>
        </text:list-item>
        <text:list-item>
          <text:p text:style-name="P2"><text:span text:style-name="T110">Скількома способами можна розмістити на шахівниці розміром m</text:span><text:span text:style-name="T111">×n<text:s/></text:span><text:span text:style-name="T112">три різнокольорові тури так, щоб вони не били одна одну?<text:line-break/></text:span><text:span text:style-name="T113"/></text:p>
        </text:list-item>
        <text:list-item>
          <text:p text:style-name="P2"><text:span text:style-name="T114">Скількома способами в множині A з m елементів можна вибрати дві підмножини, що не перетинаються?<text:line-break/></text:span><text:span text:style-name="T115"/></text:p>
        </text:list-item>
        <text:list-item>
          <text:p text:style-name="P2"><text:span text:style-name="T116">На одній прямій дано n точок, а на іншій, паралельній першій,<text:s/></text:span><text:span text:style-name="T117">–</text:span><text:span text:style-name="T118"><text:s/>k<text:s/></text:span><text:span text:style-name="T119">точок. Скільки існує трикутників, вершинами яких є ці точки?<text:line-break/></text:span><text:span text:style-name="T120"/></text:p>
        </text:list-item>
        <text:list-item>
          <text:p text:style-name="P2"><text:span text:style-name="T121">Визначити, скількома способами можна вибрати з натуральних чисел від 1 до 100 три натуральні числа так, щоб їх сума була парною.<text:line-break/></text:span><text:span text:style-name="T122"/></text:p>
        </text:list-item>
        <text:list-item>
          <text:p text:style-name="P2"><text:span text:style-name="T123">Скільки є перестановок цифр 0, 1, 2, …, 9, у яких цифра 3 займає третє місце, а цифра 5<text:s/></text:span><text:span text:style-name="T124">–</text:span><text:span text:style-name="T125"><text:s/></text:span><text:span text:style-name="T126">п'яте?<text:line-break/></text:span><text:span text:style-name="T127"/></text:p>
        </text:list-item>
        <text:list-item>
          <text:p text:style-name="P2"><text:span text:style-name="T128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text:line-break/></text:span><text:span text:style-name="T129"/></text:p>
        </text:list-item>
        <text:list-item>
          <text:p text:style-name="P2"><text:span text:style-name="T130">Скількома способами з 7 інженерів і 15 робітників можна створити бригаду, яка складалася б із 3 інженерів і 6 робітників?<text:line-break/></text:span><text:span text:style-name="T131"/></text:p>
        </text:list-item>
        <text:list-item>
          <text:p text:style-name="P2"><text:span text:style-name="T132">Скількома способами можна вибрати з k чоловік групу людей для роботи, якщо група має складатися не менше ніж із p чоловік?<text:line-break/></text:span><text:span text:style-name="T133"/></text:p>
        </text:list-item>
        <text:list-item>
          <text:p text:style-name="P2"><text:span text:style-name="T134">Скількома способами можна переставити літери слова<text:s/></text:span><text:span text:style-name="T135">кавоварка</text:span><text:span text:style-name="T136"><text:s/>так, щоб голосні та приголосні чергувалися? <text:line-break/></text:span><text:span text:style-name="T137"/></text:p>
        </text:list-item>
        <text:list-item>
          <text:p text:style-name="P2"><text:span text:style-name="T138">Визначити, скількома способами можна переставити літери слова<text:s/></text:span><text:span text:style-name="T139">абракадабра</text:span><text:span text:style-name="T140"><text:s/>так, щоб приголосні йшли за абеткою.<text:line-break/></text:span><text:span text:style-name="T141"/></text:p>
        </text:list-item>
        <text:list-item>
          <text:p text:style-name="P2"><text:span text:style-name="T142">У скількох перестановках літер a, a, a, a, b, b, b, c, c не зустрічається жодне з підслів aaaa, bbb, cc?<text:line-break/></text:span><text:span text:style-name="T143"/></text:p>
        </text:list-item>
        <text:list-item>
          <text:p text:style-name="P2"><text:span text:style-name="T144">У скількох перестановках літер a, a, b, b, c, c жодна літера не збігається з літерою, що стоїть на такому самому місці у слові aabbcc?<text:line-break/></text:span><text:span text:style-name="T145"/></text:p>
        </text:list-item>
        <text:list-item>
          <text:p text:style-name="P2"><text:span text:style-name="T146">Знайти n, коли відомо, що у розкладанні (1 + x)</text:span><text:span text:style-name="T147">n</text:span><text:span text:style-name="T148"><text:s/>коефіцієнти при x</text:span><text:span text:style-name="T149">4</text:span><text:span text:style-name="T150"><text:s/>та x</text:span><text:span text:style-name="T151">10</text:span><text:span text:style-name="T152"><text:s/>однакові.<text:line-break/></text:span><text:span text:style-name="T153"/></text:p>
        </text:list-item>
        <text:list-item>
          <text:p text:style-name="P2"><text:span text:style-name="T154">Розв'язати рівняння відносно натурального k (скористатись означенням числа комбінацій через факторіал):<text:line-break/></text:span><text:span text:style-name="T155">C(k + 3, k + 1) = C(k + 1, k<text:s/></text:span><text:span text:style-name="T156">–</text:span><text:span text:style-name="T157"><text:s/>1) + C(k, k<text:s/></text:span><text:span text:style-name="T158">–</text:span><text:span text:style-name="T159"><text:s/>2) + C(k + 1, k) <text:line-break/></text:span><text:span text:style-name="T160"/></text:p>
        </text:list-item>
        <text:list-item>
          <text:p text:style-name="P2"><text:span text:style-name="T161">Довести тотожність: <text:line-break/></text:span><text:span text:style-name="T162">C(n, 1) + 2C(n, 2) +…+ nC(n, n) = n2</text:span><text:span text:style-name="T163">n-1</text:span><text:span text:style-name="T164">.<text:line-break/></text:span><text:span text:style-name="T165"/></text:p>
        </text:list-item>
        <text:list-item>
          <text:p text:style-name="P2"><text:span text:style-name="T166">Обчислити суму:<text:line-break/></text:span><text:span text:style-name="T167">C(n, 1)</text:span><text:span text:style-name="T168">2<text:s/></text:span><text:span text:style-name="T169">+ 2C(n, 2)</text:span><text:span text:style-name="T170">2<text:s/></text:span><text:span text:style-name="T171">+ 3C(n, 3)</text:span><text:span text:style-name="T172">2<text:s/></text:span><text:span text:style-name="T173">+ ... + nC(n, n)</text:span><text:span text:style-name="T174">2</text:span><text:span text:style-name="T175">.<text:line-break/></text:span><text:span text:style-name="T176"/></text:p>
        </text:list-item>
        <text:list-item>
          <text:p text:style-name="P2"><text:span text:style-name="T177">Користуючись поліномною теоремою, обчислити <text:line-break/></text:span><text:span text:style-name="T178">(x + 2y + 3z)</text:span><text:span text:style-name="T179">3</text:span><text:span text:style-name="T180">.<text:line-break/></text:span><text:span text:style-name="T181"/></text:p>
        </text:list-item>
        <text:list-item>
          <text:p text:style-name="P2"><text:span text:style-name="T182">Знайти коефіцієнт при x</text:span><text:span text:style-name="T183">k</text:span><text:span text:style-name="T184"><text:s/>у розкладі полінома:<text:line-break/></text:span><text:span text:style-name="T185">(1 - x</text:span><text:span text:style-name="T186">2</text:span><text:span text:style-name="T187"><text:s/>+ x</text:span><text:span text:style-name="T188">3</text:span><text:span text:style-name="T189">)</text:span><text:span text:style-name="T190">7</text:span><text:span text:style-name="T191">, k = 11;<text:line-break/></text:span><text:span text:style-name="T192"/></text:p>
        </text:list-item>
        <text:list-item>
          <text:p text:style-name="P2"><text:span text:style-name="T193">Скількома способами можна вибрати 8 тістечок у кондитерській, де є 13 різних сортів тістечок за умови, що серед кожних 8 обраних буде щонайменше 2 тістечка певного фіксованого сорту?<text:line-break/></text:span><text:span text:style-name="T194"/></text:p>
        </text:list-item>
        <text:list-item>
          <text:p text:style-name="P2"><text:span text:style-name="T195">Пустелею рухається караван з 10 верблюдів. Мандри є тривалими. Скількома способами можна переставити верблюдів так, щоб попереду кожного верблюда йшов інший, ніж раніше.<text:line-break/></text:span><text:span text:style-name="T196"/></text:p>
        </text:list-item>
        <text:list-item>
          <text:p text:style-name="P2"><text:span text:style-name="T197">Застосувати техніку твірних функцій для знаходження суми чисел <text:line-break/></text:span><text:span text:style-name="T198">1</text:span><text:span text:style-name="T199">3</text:span><text:span text:style-name="T200"><text:s/>+2</text:span><text:span text:style-name="T201">3</text:span><text:span text:style-name="T202"><text:s/>+…+n</text:span><text:span text:style-name="T203">3</text:span><text:span text:style-name="T204">.<text:line-break/></text:span><text:span text:style-name="T205"/></text:p>
        </text:list-item>
        <text:list-item>
          <text:p text:style-name="P2"><text:span text:style-name="T206">Довести, що довільне натуральне число N можна представити у вигляді суми чисел Фібоначчі, причому кожне число входить до суми не більше одного разу, та ніякі сусідні числа не входять разом. <text:line-break/></text:span><text:span text:style-name="T207"/></text:p>
        </text:list-item>
        <text:list-item>
          <text:p text:style-name="P2"><text:span text:style-name="T208">Визначити кількість розв’язків нерівності x</text:span><text:span text:style-name="T209">1<text:s/></text:span><text:span text:style-name="T210">+ x</text:span><text:span text:style-name="T211">2<text:s/></text:span><text:span text:style-name="T212">+ x</text:span><text:span text:style-name="T213">3</text:span><text:span text:style-name="T214"><text:s/></text:span><text:span text:style-name="T215">≤</text:span><text:span text:style-name="T216"><text:s/>12<text:s/></text:span><text:span text:style-name="T217">у цілих невід’ємних числах.<text:line-break/></text:span><text:span text:style-name="T218"/></text:p>
        </text:list-item>
        <text:list-item>
          <text:p text:style-name="P2"><text:span text:style-name="T219">Знайти член розкладу (x</text:span><text:span text:style-name="T220">2</text:span><text:span text:style-name="T221"><text:s/>+ x</text:span><text:span text:style-name="T222">–</text:span><text:span text:style-name="T223">3</text:span><text:span text:style-name="T224">)</text:span><text:span text:style-name="T225">25</text:span><text:span text:style-name="T226">,<text:s/></text:span><text:span text:style-name="T227">який не містить x.<text:line-break/></text:span><text:span text:style-name="T228"/></text:p>
        </text:list-item>
        <text:list-item>
          <text:p text:style-name="P2"><text:span text:style-name="T229">Знайти розв’язок рекурентного співвідношення:</text:span><text:span text:style-name="T230"><text:s/><text:line-break/></text:span><text:span text:style-name="T231">a</text:span><text:span text:style-name="T232">n+2<text:s/></text:span><text:span text:style-name="T233">= 10·a</text:span><text:span text:style-name="T234">n+1<text:s/></text:span><text:span text:style-name="T235">–</text:span><text:span text:style-name="T236"><text:s/>25</text:span><text:span text:style-name="T237">·a</text:span><text:span text:style-name="T238">n<text:s/></text:span><text:span text:style-name="T239">+ 32n, a</text:span><text:span text:style-name="T240">0<text:s/></text:span><text:span text:style-name="T241">=<text:s/></text:span><text:span text:style-name="T242">–</text:span><text:span text:style-name="T243">1, a</text:span><text:span text:style-name="T244">1<text:s/></text:span><text:span text:style-name="T245">=<text:s/></text:span><text:span text:style-name="T246">–</text:span><text:span text:style-name="T247">12.<text:line-break/></text:span><text:span text:style-name="T248"/></text:p>
        </text:list-item>
        <text:list-item>
          <text:p text:style-name="P2"><text:span text:style-name="T249">Методом твірних функцій знайти розв’язок рекурентного співвідношення: <text:line-break/></text:span><text:span text:style-name="T250">a</text:span><text:span text:style-name="T251">n<text:s/></text:span><text:span text:style-name="T252">= 2·a</text:span><text:span text:style-name="T253">n-1<text:s/></text:span><text:span text:style-name="T254">+ 3</text:span><text:span text:style-name="T255">n</text:span><text:span text:style-name="T256">,<text:s/></text:span><text:span text:style-name="T257">при n&gt;0, a</text:span><text:span text:style-name="T258">0<text:s/></text:span><text:span text:style-name="T259">= 1.<text:line-break/></text:span><text:span text:style-name="T260"/></text:p>
        </text:list-item>
        <text:list-item>
          <text:p text:style-name="P3"><text:span text:style-name="T261">Виберіть правильну рівність.<text:line-break/></text:span><text:span text:style-name="T262"><text:s text:c="11"/></text:span><text:span text:style-name="T263">А) А</text:span><text:span text:style-name="T264">5</text:span><text:span text:style-name="T265">2</text:span><text:span text:style-name="T266"><text:s/>= А</text:span><text:span text:style-name="T267">5</text:span><text:span text:style-name="T268">3</text:span><text:span text:style-name="T269">; Б) С</text:span><text:span text:style-name="T270">6</text:span><text:span text:style-name="T271">1</text:span><text:span text:style-name="T272"><text:s/>= С</text:span><text:span text:style-name="T273">6</text:span><text:span text:style-name="T274">6</text:span><text:span text:style-name="T275">; В) А</text:span><text:span text:style-name="T276">5</text:span><text:span text:style-name="T277">0</text:span><text:span text:style-name="T278"><text:s/>= А</text:span><text:span text:style-name="T279">5</text:span><text:span text:style-name="T280">5</text:span><text:span text:style-name="T281">; Г) С</text:span><text:span text:style-name="T282">6</text:span><text:span text:style-name="T283">1</text:span><text:span text:style-name="T284"><text:s/>= С</text:span><text:span text:style-name="T285">6</text:span><text:span text:style-name="T286">5</text:span><text:span text:style-name="T287">; Д) А</text:span><text:span text:style-name="T288">5</text:span><text:span text:style-name="T289">1</text:span><text:span text:style-name="T290"><text:s/>= А</text:span><text:span text:style-name="T291">5</text:span><text:span text:style-name="T292">3</text:span><text:span text:style-name="T293">; Е) С</text:span><text:span text:style-name="T294">6</text:span><text:span text:style-name="T295">0</text:span><text:span text:style-name="T296"><text:s/>= С</text:span><text:span text:style-name="T297">6</text:span><text:span text:style-name="T298">6</text:span><text:span text:style-name="T299">; <text:line-break/></text:span><text:span text:style-name="T300"/></text:p>
        </text:list-item>
        <text:list-item>
          <text:p text:style-name="P4"><text:span text:style-name="T301">Нехай A<text:s/></text:span><text:span text:style-name="T302">–</text:span><text:span text:style-name="T303"><text:s/></text:span><text:span text:style-name="T304">скінченна множина, a<text:s/></text:span><text:span text:style-name="T305">–</text:span><text:span text:style-name="T306"><text:s/></text:span><text:span text:style-name="T307">елемент, а B<text:s/></text:span><text:span text:style-name="T308">–</text:span><text:span text:style-name="T309"><text:s/></text:span><text:span text:style-name="T310">підмножина множини A. Яких підмножин множини A більше: тих, що містять елемент a, чи тих, що не містять елемента a.<text:line-break/></text:span><text:span text:style-name="T311"/></text:p>
        </text:list-item>
        <text:list-item>
          <text:p text:style-name="P4"><text:span text:style-name="T312">Скільки діагоналей має опуклий n-кутник? Скільки існує точок перетину таких діагоналей, якщо ніякі 3 діагоналі не перетинаються в одній точці?<text:line-break/></text:span><text:span text:style-name="T313"/></text:p>
        </text:list-item>
        <text:list-item>
          <text:p text:style-name="P4"><text:span text:style-name="T314">У ліфт 11-поверхового будинку на першому поверсі зайшло 8 чоловік. Скількома способами вони можуть вийти з ліфта?<text:line-break/></text:span><text:span text:style-name="T315"/></text:p>
        </text:list-item>
        <text:list-item>
          <text:p text:style-name="P4"><text:span text:style-name="T316">На полиці m книг. Скільки існує способів обрати n книг, щоб ніякі дві книги не брати поруч?<text:line-break/></text:span><text:span text:style-name="T317"/></text:p>
        </text:list-item>
        <text:list-item>
          <text:p text:style-name="P4"><text:span text:style-name="T318">За круглим столом короля Артура сидять t лицарів. Кожен ворогує зі своїми сусідами. Потрібно обрати m лицарів, щоб визволити принцесу. Скільки існує способів обрання лицарів, щоб серед обраних лицарів не було ворогів?<text:line-break/></text:span><text:span text:style-name="T319"/></text:p>
        </text:list-item>
        <text:list-item>
          <text:p text:style-name="P4"><text:span text:style-name="T320">Ліфт, у якому знаходяться 9 пасажирів, може зупинятись на 10 поверхах. Пасажири виходять групами по двоє, троє і четверо чоловік. Скількома способами це може відбуватись?<text:line-break/></text:span><text:span text:style-name="T321"/></text:p>
        </text:list-item>
        <text:list-item>
          <text:p text:style-name="P4"><text:span text:style-name="T322">Скількома способами можна розставити 6 томів зібрання творів І.Я. Франко так, щоб перший і другий томи не стояли поруч?<text:line-break/></text:span><text:span text:style-name="T323"/></text:p>
        </text:list-item>
        <text:list-item>
          <text:p text:style-name="P4"><text:span text:style-name="T324">Прапор складається з 12 горизонтальних смуг 4 різних кольорів, причому довільні дві сусідні смуги повинні мати різні кольори. Скільки існує різних прапорів з такими властивостями?</text:span></text:p>
        </text:list-item>
      </text:list>
      <text:p text:style-name="P5"><text:span text:style-name="T3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